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=9961</text:p>
          </table:table-cell>
          <table:table-cell office:value-type="string" calcext:value-type="string">
            <text:p>passa basso 1</text:p>
          </table:table-cell>
          <table:table-cell table:number-columns-repeated="2"/>
          <table:table-cell office:value-type="string" calcext:value-type="string">
            <text:p>Vipp = 2.02</text:p>
          </table:table-cell>
          <table:table-cell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Vdiv mv</text:p>
          </table:table-cell>
          <table:table-cell office:value-type="string" calcext:value-type="string">
            <text:p>Tdiv ms</text:p>
          </table:table-cell>
          <table:table-cell office:value-type="string" calcext:value-type="string">
            <text:p>amplitude in</text:p>
          </table:table-cell>
          <table:table-cell office:value-type="string" calcext:value-type="string">
            <text:p>amplitude out</text:p>
          </table:table-cell>
          <table:table-cell office:value-type="string" calcext:value-type="string">
            <text:p>pha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office:value-type="float" office:value="1.998" calcext:value-type="float">
            <text:p>1.998</text:p>
          </table:table-cell>
          <table:table-cell office:value-type="float" office:value="1.975" calcext:value-type="float">
            <text:p>1.975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1.997" calcext:value-type="float">
            <text:p>1.997</text:p>
          </table:table-cell>
          <table:table-cell office:value-type="float" office:value="1.972" calcext:value-type="float">
            <text:p>1.972</text:p>
          </table:table-cell>
          <table:table-cell office:value-type="float" office:value="-3.4" calcext:value-type="float">
            <text:p>-3.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0" calcext:value-type="float">
            <text:p>260</text:p>
          </table:table-cell>
          <table:table-cell office:value-type="float" office:value="6.4" calcext:value-type="float">
            <text:p>6.4</text:p>
          </table:table-cell>
          <table:table-cell office:value-type="float" office:value="1.997" calcext:value-type="float">
            <text:p>1.997</text:p>
          </table:table-cell>
          <table:table-cell office:value-type="float" office:value="1.968" calcext:value-type="float">
            <text:p>1.968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0" calcext:value-type="float">
            <text:p>260</text:p>
          </table:table-cell>
          <table:table-cell office:value-type="float" office:value="4.8" calcext:value-type="float">
            <text:p>4.8</text:p>
          </table:table-cell>
          <table:table-cell office:value-type="float" office:value="1.998" calcext:value-type="float">
            <text:p>1.998</text:p>
          </table:table-cell>
          <table:table-cell office:value-type="float" office:value="1.956" calcext:value-type="float">
            <text:p>1.956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0" calcext:value-type="float">
            <text:p>250</text:p>
          </table:table-cell>
          <table:table-cell office:value-type="float" office:value="2.7" calcext:value-type="float">
            <text:p>2.7</text:p>
          </table:table-cell>
          <table:table-cell office:value-type="float" office:value="1.998" calcext:value-type="float">
            <text:p>1.998</text:p>
          </table:table-cell>
          <table:table-cell office:value-type="float" office:value="1.927" calcext:value-type="float">
            <text:p>1.927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.998" calcext:value-type="float">
            <text:p>1.998</text:p>
          </table:table-cell>
          <table:table-cell office:value-type="float" office:value="1.853" calcext:value-type="float">
            <text:p>1.853</text:p>
          </table:table-cell>
          <table:table-cell office:value-type="float" office:value="-20.6" calcext:value-type="float">
            <text:p>-20.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0" calcext:value-type="float">
            <text:p>220</text:p>
          </table:table-cell>
          <table:table-cell office:value-type="float" office:value="1.04" calcext:value-type="float">
            <text:p>1.04</text:p>
          </table:table-cell>
          <table:table-cell office:value-type="float" office:value="1.997" calcext:value-type="float">
            <text:p>1.997</text:p>
          </table:table-cell>
          <table:table-cell office:value-type="float" office:value="1.687" calcext:value-type="float">
            <text:p>1.687</text:p>
          </table:table-cell>
          <table:table-cell office:value-type="float" office:value="-32.4" calcext:value-type="float">
            <text:p>-32.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80" calcext:value-type="float">
            <text:p>180</text:p>
          </table:table-cell>
          <table:table-cell office:value-type="float" office:value="0.64" calcext:value-type="float">
            <text:p>0.64</text:p>
          </table:table-cell>
          <table:table-cell office:value-type="float" office:value="1.995" calcext:value-type="float">
            <text:p>1.995</text:p>
          </table:table-cell>
          <table:table-cell office:value-type="float" office:value="1.37" calcext:value-type="float">
            <text:p>1.37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32" calcext:value-type="float">
            <text:p>132</text:p>
          </table:table-cell>
          <table:table-cell office:value-type="float" office:value="0.38" calcext:value-type="float">
            <text:p>0.38</text:p>
          </table:table-cell>
          <table:table-cell office:value-type="float" office:value="1.994" calcext:value-type="float">
            <text:p>1.994</text:p>
          </table:table-cell>
          <table:table-cell office:value-type="float" office:value="1.0086" calcext:value-type="float">
            <text:p>1.0086</text:p>
          </table:table-cell>
          <table:table-cell office:value-type="float" office:value="-59.1" calcext:value-type="float">
            <text:p>-59.1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88" calcext:value-type="float">
            <text:p>88</text:p>
          </table:table-cell>
          <table:table-cell office:value-type="float" office:value="0.22" calcext:value-type="float">
            <text:p>0.22</text:p>
          </table:table-cell>
          <table:table-cell office:value-type="float" office:value="1.993" calcext:value-type="float">
            <text:p>1.993</text:p>
          </table:table-cell>
          <table:table-cell office:value-type="float" office:value="0.6711" calcext:value-type="float">
            <text:p>0.6711</text:p>
          </table:table-cell>
          <table:table-cell office:value-type="float" office:value="-69.7" calcext:value-type="float">
            <text:p>-69.7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58" calcext:value-type="float">
            <text:p>58</text:p>
          </table:table-cell>
          <table:table-cell office:value-type="float" office:value="0.14" calcext:value-type="float">
            <text:p>0.14</text:p>
          </table:table-cell>
          <table:table-cell office:value-type="float" office:value="1.993" calcext:value-type="float">
            <text:p>1.993</text:p>
          </table:table-cell>
          <table:table-cell office:value-type="float" office:value="0.4363" calcext:value-type="float">
            <text:p>0.4363</text:p>
          </table:table-cell>
          <table:table-cell office:value-type="float" office:value="-76.9" calcext:value-type="float">
            <text:p>-76.9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35" calcext:value-type="float">
            <text:p>35</text:p>
          </table:table-cell>
          <table:table-cell office:value-type="float" office:value="0.088" calcext:value-type="float">
            <text:p>0.088</text:p>
          </table:table-cell>
          <table:table-cell office:value-type="float" office:value="1.994" calcext:value-type="float">
            <text:p>1.994</text:p>
          </table:table-cell>
          <table:table-cell office:value-type="float" office:value="0.268" calcext:value-type="float">
            <text:p>0.268</text:p>
          </table:table-cell>
          <table:table-cell office:value-type="float" office:value="-81.7" calcext:value-type="float">
            <text:p>-81.7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float" office:value="21" calcext:value-type="float">
            <text:p>21</text:p>
          </table:table-cell>
          <table:table-cell office:value-type="float" office:value="0.045" calcext:value-type="float">
            <text:p>0.045</text:p>
          </table:table-cell>
          <table:table-cell office:value-type="float" office:value="1.996" calcext:value-type="float">
            <text:p>1.996</text:p>
          </table:table-cell>
          <table:table-cell office:value-type="float" office:value="0.1641" calcext:value-type="float">
            <text:p>0.1641</text:p>
          </table:table-cell>
          <table:table-cell office:value-type="float" office:value="-84.8" calcext:value-type="float">
            <text:p>-84.8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float" office:value="13" calcext:value-type="float">
            <text:p>13</text:p>
          </table:table-cell>
          <table:table-cell office:value-type="float" office:value="0.031" calcext:value-type="float">
            <text:p>0.031</text:p>
          </table:table-cell>
          <table:table-cell office:value-type="float" office:value="1.997" calcext:value-type="float">
            <text:p>1.997</text:p>
          </table:table-cell>
          <table:table-cell office:value-type="float" office:value="0.1013" calcext:value-type="float">
            <text:p>0.1013</text:p>
          </table:table-cell>
          <table:table-cell office:value-type="float" office:value="-86.7" calcext:value-type="float">
            <text:p>-86.7</text:p>
          </table:table-cell>
        </table:table-row>
        <table:table-row table:style-name="ro1">
          <table:table-cell office:value-type="float" office:value="15843" calcext:value-type="float">
            <text:p>15843</text:p>
          </table:table-cell>
          <table:table-cell office:value-type="float" office:value="9" calcext:value-type="float">
            <text:p>9</text:p>
          </table:table-cell>
          <table:table-cell office:value-type="float" office:value="0.0192" calcext:value-type="float">
            <text:p>0.0192</text:p>
          </table:table-cell>
          <table:table-cell office:value-type="float" office:value="1.998" calcext:value-type="float">
            <text:p>1.998</text:p>
          </table:table-cell>
          <table:table-cell office:value-type="float" office:value="0.0628" calcext:value-type="float">
            <text:p>0.0628</text:p>
          </table:table-cell>
          <table:table-cell office:value-type="float" office:value="-87.2" calcext:value-type="float">
            <text:p>-87.2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=999</text:p>
          </table:table-cell>
          <table:table-cell office:value-type="string" calcext:value-type="string">
            <text:p>passa basso 2</text:p>
          </table:table-cell>
          <table:table-cell table:number-columns-repeated="2"/>
          <table:table-cell office:value-type="string" calcext:value-type="string">
            <text:p>Vipp = 2.02</text:p>
          </table:table-cell>
          <table:table-cell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Vdiv mv</text:p>
          </table:table-cell>
          <table:table-cell office:value-type="string" calcext:value-type="string">
            <text:p>Tdiv ms</text:p>
          </table:table-cell>
          <table:table-cell office:value-type="string" calcext:value-type="string">
            <text:p>amplitude in</text:p>
          </table:table-cell>
          <table:table-cell office:value-type="string" calcext:value-type="string">
            <text:p>amplitude out</text:p>
          </table:table-cell>
          <table:table-cell office:value-type="string" calcext:value-type="string">
            <text:p>phas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.993" calcext:value-type="float">
            <text:p>3.993</text:p>
          </table:table-cell>
          <table:table-cell office:value-type="float" office:value="3.987" calcext:value-type="float">
            <text:p>3.987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00" calcext:value-type="float">
            <text:p>500</text:p>
          </table:table-cell>
          <table:table-cell office:value-type="float" office:value="1.24" calcext:value-type="float">
            <text:p>1.24</text:p>
          </table:table-cell>
          <table:table-cell office:value-type="float" office:value="3.994" calcext:value-type="float">
            <text:p>3.994</text:p>
          </table:table-cell>
          <table:table-cell office:value-type="float" office:value="3.986" calcext:value-type="float">
            <text:p>3.98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00" calcext:value-type="float">
            <text:p>500</text:p>
          </table:table-cell>
          <table:table-cell office:value-type="float" office:value="0.72" calcext:value-type="float">
            <text:p>0.72</text:p>
          </table:table-cell>
          <table:table-cell office:value-type="float" office:value="3.994" calcext:value-type="float">
            <text:p>3.994</text:p>
          </table:table-cell>
          <table:table-cell office:value-type="float" office:value="3.976" calcext:value-type="float">
            <text:p>3.976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00" calcext:value-type="float">
            <text:p>500</text:p>
          </table:table-cell>
          <table:table-cell office:value-type="float" office:value="0.44" calcext:value-type="float">
            <text:p>0.44</text:p>
          </table:table-cell>
          <table:table-cell office:value-type="float" office:value="3.994" calcext:value-type="float">
            <text:p>3.994</text:p>
          </table:table-cell>
          <table:table-cell office:value-type="float" office:value="3.949" calcext:value-type="float">
            <text:p>3.949</text:p>
          </table:table-cell>
          <table:table-cell office:value-type="float" office:value="-8.1" calcext:value-type="float">
            <text:p>-8.1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500" calcext:value-type="float">
            <text:p>500</text:p>
          </table:table-cell>
          <table:table-cell office:value-type="float" office:value="0.26" calcext:value-type="float">
            <text:p>0.26</text:p>
          </table:table-cell>
          <table:table-cell office:value-type="float" office:value="3.99" calcext:value-type="float">
            <text:p>3.99</text:p>
          </table:table-cell>
          <table:table-cell office:value-type="float" office:value="3.876" calcext:value-type="float">
            <text:p>3.876</text:p>
          </table:table-cell>
          <table:table-cell office:value-type="float" office:value="-13.2" calcext:value-type="float">
            <text:p>-13.2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480" calcext:value-type="float">
            <text:p>480</text:p>
          </table:table-cell>
          <table:table-cell office:value-type="float" office:value="0.156" calcext:value-type="float">
            <text:p>0.156</text:p>
          </table:table-cell>
          <table:table-cell office:value-type="float" office:value="3.976" calcext:value-type="float">
            <text:p>3.976</text:p>
          </table:table-cell>
          <table:table-cell office:value-type="float" office:value="3.691" calcext:value-type="float">
            <text:p>3.691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440" calcext:value-type="float">
            <text:p>440</text:p>
          </table:table-cell>
          <table:table-cell office:value-type="float" office:value="0.098" calcext:value-type="float">
            <text:p>0.098</text:p>
          </table:table-cell>
          <table:table-cell office:value-type="float" office:value="3.947" calcext:value-type="float">
            <text:p>3.947</text:p>
          </table:table-cell>
          <table:table-cell office:value-type="float" office:value="3.302" calcext:value-type="float">
            <text:p>3.302</text:p>
          </table:table-cell>
          <table:table-cell office:value-type="float" office:value="-32.3" calcext:value-type="float">
            <text:p>-32.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60" calcext:value-type="float">
            <text:p>360</text:p>
          </table:table-cell>
          <table:table-cell office:value-type="float" office:value="0.058" calcext:value-type="float">
            <text:p>0.058</text:p>
          </table:table-cell>
          <table:table-cell office:value-type="float" office:value="3.907" calcext:value-type="float">
            <text:p>3.907</text:p>
          </table:table-cell>
          <table:table-cell office:value-type="float" office:value="2.707" calcext:value-type="float">
            <text:p>2.707</text:p>
          </table:table-cell>
          <table:table-cell office:value-type="float" office:value="-45.7" calcext:value-type="float">
            <text:p>-45.7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260" calcext:value-type="float">
            <text:p>260</text:p>
          </table:table-cell>
          <table:table-cell office:value-type="float" office:value="0.037" calcext:value-type="float">
            <text:p>0.037</text:p>
          </table:table-cell>
          <table:table-cell office:value-type="float" office:value="3.866" calcext:value-type="float">
            <text:p>3.866</text:p>
          </table:table-cell>
          <table:table-cell office:value-type="float" office:value="1.947" calcext:value-type="float">
            <text:p>1.947</text:p>
          </table:table-cell>
          <table:table-cell office:value-type="float" office:value="-58.7" calcext:value-type="float">
            <text:p>-58.7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184" calcext:value-type="float">
            <text:p>184</text:p>
          </table:table-cell>
          <table:table-cell office:value-type="float" office:value="0.021" calcext:value-type="float">
            <text:p>0.021</text:p>
          </table:table-cell>
          <table:table-cell office:value-type="float" office:value="3.835" calcext:value-type="float">
            <text:p>3.835</text:p>
          </table:table-cell>
          <table:table-cell office:value-type="float" office:value="1.296" calcext:value-type="float">
            <text:p>1.296</text:p>
          </table:table-cell>
          <table:table-cell office:value-type="float" office:value="-69.8" calcext:value-type="float">
            <text:p>-69.8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108" calcext:value-type="float">
            <text:p>108</text:p>
          </table:table-cell>
          <table:table-cell office:value-type="float" office:value="0.0132" calcext:value-type="float">
            <text:p>0.0132</text:p>
          </table:table-cell>
          <table:table-cell office:value-type="float" office:value="3.824" calcext:value-type="float">
            <text:p>3.824</text:p>
          </table:table-cell>
          <table:table-cell office:value-type="float" office:value="0.8225" calcext:value-type="float">
            <text:p>0.8225</text:p>
          </table:table-cell>
          <table:table-cell office:value-type="float" office:value="-76.9" calcext:value-type="float">
            <text:p>-76.9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70" calcext:value-type="float">
            <text:p>70</text:p>
          </table:table-cell>
          <table:table-cell office:value-type="float" office:value="0.0076" calcext:value-type="float">
            <text:p>0.0076</text:p>
          </table:table-cell>
          <table:table-cell office:value-type="float" office:value="3.816" calcext:value-type="float">
            <text:p>3.816</text:p>
          </table:table-cell>
          <table:table-cell office:value-type="float" office:value="0.5127" calcext:value-type="float">
            <text:p>0.5127</text:p>
          </table:table-cell>
          <table:table-cell office:value-type="float" office:value="-81.2" calcext:value-type="float">
            <text:p>-81.2</text:p>
          </table:table-cell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43" calcext:value-type="float">
            <text:p>43</text:p>
          </table:table-cell>
          <table:table-cell office:value-type="float" office:value="0.0049" calcext:value-type="float">
            <text:p>0.0049</text:p>
          </table:table-cell>
          <table:table-cell office:value-type="float" office:value="3.811" calcext:value-type="float">
            <text:p>3.811</text:p>
          </table:table-cell>
          <table:table-cell office:value-type="float" office:value="0.3178" calcext:value-type="float">
            <text:p>0.3178</text:p>
          </table:table-cell>
          <table:table-cell office:value-type="float" office:value="-84.2" calcext:value-type="float">
            <text:p>-84.2</text:p>
          </table:table-cell>
        </table:table-row>
        <table:table-row table:style-name="ro1">
          <table:table-cell office:value-type="float" office:value="96900" calcext:value-type="float">
            <text:p>96900</text:p>
          </table:table-cell>
          <table:table-cell office:value-type="float" office:value="27" calcext:value-type="float">
            <text:p>27</text:p>
          </table:table-cell>
          <table:table-cell office:value-type="float" office:value="0.0029" calcext:value-type="float">
            <text:p>0.0029</text:p>
          </table:table-cell>
          <table:table-cell office:value-type="float" office:value="3.81" calcext:value-type="float">
            <text:p>3.81</text:p>
          </table:table-cell>
          <table:table-cell office:value-type="float" office:value="0.1973" calcext:value-type="float">
            <text:p>0.1973</text:p>
          </table:table-cell>
          <table:table-cell office:value-type="float" office:value="-86.5" calcext:value-type="float">
            <text:p>-86.5</text:p>
          </table:table-cell>
        </table:table-row>
        <table:table-row table:style-name="ro1">
          <table:table-cell office:value-type="float" office:value="158900" calcext:value-type="float">
            <text:p>158900</text:p>
          </table:table-cell>
          <table:table-cell office:value-type="float" office:value="17" calcext:value-type="float">
            <text:p>17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3.802" calcext:value-type="float">
            <text:p>3.802</text:p>
          </table:table-cell>
          <table:table-cell office:value-type="float" office:value="0.1218" calcext:value-type="float">
            <text:p>0.1218</text:p>
          </table:table-cell>
          <table:table-cell office:value-type="float" office:value="-88.2" calcext:value-type="float">
            <text:p>-88.2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=98.98</text:p>
          </table:table-cell>
          <table:table-cell office:value-type="string" calcext:value-type="string">
            <text:p>passa basso 3</text:p>
          </table:table-cell>
          <table:table-cell table:number-columns-repeated="2"/>
          <table:table-cell office:value-type="string" calcext:value-type="string">
            <text:p>Vipp = 2.02</text:p>
          </table:table-cell>
          <table:table-cell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Vdiv mv</text:p>
          </table:table-cell>
          <table:table-cell office:value-type="string" calcext:value-type="string">
            <text:p>Tdiv ms</text:p>
          </table:table-cell>
          <table:table-cell office:value-type="string" calcext:value-type="string">
            <text:p>amplitude in</text:p>
          </table:table-cell>
          <table:table-cell office:value-type="string" calcext:value-type="string">
            <text:p>amplitude out</text:p>
          </table:table-cell>
          <table:table-cell office:value-type="string" calcext:value-type="string">
            <text:p>phase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0.176" calcext:value-type="float">
            <text:p>0.176</text:p>
          </table:table-cell>
          <table:table-cell office:value-type="float" office:value="3.997" calcext:value-type="float">
            <text:p>3.997</text:p>
          </table:table-cell>
          <table:table-cell office:value-type="float" office:value="3.995" calcext:value-type="float">
            <text:p>3.995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0.108" calcext:value-type="float">
            <text:p>0.108</text:p>
          </table:table-cell>
          <table:table-cell office:value-type="float" office:value="3.994" calcext:value-type="float">
            <text:p>3.994</text:p>
          </table:table-cell>
          <table:table-cell office:value-type="float" office:value="3.985" calcext:value-type="float">
            <text:p>3.98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500" calcext:value-type="float">
            <text:p>500</text:p>
          </table:table-cell>
          <table:table-cell office:value-type="float" office:value="0.68" calcext:value-type="float">
            <text:p>0.68</text:p>
          </table:table-cell>
          <table:table-cell office:value-type="float" office:value="3.988" calcext:value-type="float">
            <text:p>3.988</text:p>
          </table:table-cell>
          <table:table-cell office:value-type="float" office:value="3.962" calcext:value-type="float">
            <text:p>3.962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500" calcext:value-type="float">
            <text:p>500</text:p>
          </table:table-cell>
          <table:table-cell office:value-type="float" office:value="0.4" calcext:value-type="float">
            <text:p>0.4</text:p>
          </table:table-cell>
          <table:table-cell office:value-type="float" office:value="3.954" calcext:value-type="float">
            <text:p>3.954</text:p>
          </table:table-cell>
          <table:table-cell office:value-type="float" office:value="3.906" calcext:value-type="float">
            <text:p>3.906</text:p>
          </table:table-cell>
          <table:table-cell office:value-type="float" office:value="-7.9" calcext:value-type="float">
            <text:p>-7.9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3.878" calcext:value-type="float">
            <text:p>3.878</text:p>
          </table:table-cell>
          <table:table-cell office:value-type="float" office:value="3.764" calcext:value-type="float">
            <text:p>3.76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480" calcext:value-type="float">
            <text:p>480</text:p>
          </table:table-cell>
          <table:table-cell office:value-type="float" office:value="0.0164" calcext:value-type="float">
            <text:p>0.0164</text:p>
          </table:table-cell>
          <table:table-cell office:value-type="float" office:value="3.717" calcext:value-type="float">
            <text:p>3.717</text:p>
          </table:table-cell>
          <table:table-cell office:value-type="float" office:value="3.459" calcext:value-type="float">
            <text:p>3.459</text:p>
          </table:table-cell>
          <table:table-cell office:value-type="float" office:value="-20.4" calcext:value-type="float">
            <text:p>-20.4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390" calcext:value-type="float">
            <text:p>390</text:p>
          </table:table-cell>
          <table:table-cell office:value-type="float" office:value="0.0092" calcext:value-type="float">
            <text:p>0.0092</text:p>
          </table:table-cell>
          <table:table-cell office:value-type="float" office:value="3.444" calcext:value-type="float">
            <text:p>3.444</text:p>
          </table:table-cell>
          <table:table-cell office:value-type="float" office:value="2.9" calcext:value-type="float">
            <text:p>2.9</text:p>
          </table:table-cell>
          <table:table-cell office:value-type="float" office:value="-31.3" calcext:value-type="float">
            <text:p>-31.3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90" calcext:value-type="float">
            <text:p>290</text:p>
          </table:table-cell>
          <table:table-cell office:value-type="float" office:value="0.006" calcext:value-type="float">
            <text:p>0.006</text:p>
          </table:table-cell>
          <table:table-cell office:value-type="float" office:value="3.115" calcext:value-type="float">
            <text:p>3.115</text:p>
          </table:table-cell>
          <table:table-cell office:value-type="float" office:value="2.156" calcext:value-type="float">
            <text:p>2.156</text:p>
          </table:table-cell>
          <table:table-cell office:value-type="float" office:value="-45.2" calcext:value-type="float">
            <text:p>-45.2</text:p>
          </table:table-cell>
        </table:table-row>
        <table:table-row table:style-name="ro1">
          <table:table-cell office:value-type="float" office:value="81400" calcext:value-type="float">
            <text:p>81400</text:p>
          </table:table-cell>
          <table:table-cell office:value-type="float" office:value="196" calcext:value-type="float">
            <text:p>196</text:p>
          </table:table-cell>
          <table:table-cell office:value-type="float" office:value="0.0035" calcext:value-type="float">
            <text:p>0.0035</text:p>
          </table:table-cell>
          <table:table-cell office:value-type="float" office:value="2.88" calcext:value-type="float">
            <text:p>2.88</text:p>
          </table:table-cell>
          <table:table-cell office:value-type="float" office:value="1.478" calcext:value-type="float">
            <text:p>1.478</text:p>
          </table:table-cell>
          <table:table-cell office:value-type="float" office:value="-57.8" calcext:value-type="float">
            <text:p>-57.8</text:p>
          </table:table-cell>
        </table:table-row>
        <table:table-row table:style-name="ro1">
          <table:table-cell office:value-type="float" office:value="134400" calcext:value-type="float">
            <text:p>134400</text:p>
          </table:table-cell>
          <table:table-cell office:value-type="float" office:value="124" calcext:value-type="float">
            <text:p>124</text:p>
          </table:table-cell>
          <table:table-cell office:value-type="float" office:value="0.0022" calcext:value-type="float">
            <text:p>0.0022</text:p>
          </table:table-cell>
          <table:table-cell office:value-type="float" office:value="2.746" calcext:value-type="float">
            <text:p>2.746</text:p>
          </table:table-cell>
          <table:table-cell office:value-type="float" office:value="0.9523" calcext:value-type="float">
            <text:p>0.9523</text:p>
          </table:table-cell>
          <table:table-cell office:value-type="float" office:value="-68.3" calcext:value-type="float">
            <text:p>-68.3</text:p>
          </table:table-cell>
        </table:table-row>
        <table:table-row table:style-name="ro1">
          <table:table-cell office:value-type="float" office:value="219400" calcext:value-type="float">
            <text:p>219400</text:p>
          </table:table-cell>
          <table:table-cell office:value-type="float" office:value="78" calcext:value-type="float">
            <text:p>78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2.689" calcext:value-type="float">
            <text:p>2.689</text:p>
          </table:table-cell>
          <table:table-cell office:value-type="float" office:value="0.5983" calcext:value-type="float">
            <text:p>0.5983</text:p>
          </table:table-cell>
          <table:table-cell office:value-type="float" office:value="-75.8" calcext:value-type="float">
            <text:p>-75.8</text:p>
          </table:table-cell>
        </table:table-row>
        <table:table-row table:style-name="ro1">
          <table:table-cell office:value-type="float" office:value="359400" calcext:value-type="float">
            <text:p>359400</text:p>
          </table:table-cell>
          <table:table-cell office:value-type="float" office:value="49" calcext:value-type="float">
            <text:p>49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663" calcext:value-type="float">
            <text:p>2.663</text:p>
          </table:table-cell>
          <table:table-cell office:value-type="float" office:value="0.3679" calcext:value-type="float">
            <text:p>0.3679</text:p>
          </table:table-cell>
          <table:table-cell office:value-type="float" office:value="-80.8" calcext:value-type="float">
            <text:p>-80.8</text:p>
          </table:table-cell>
        </table:table-row>
        <table:table-row table:style-name="ro1">
          <table:table-cell office:value-type="float" office:value="589400" calcext:value-type="float">
            <text:p>589400</text:p>
          </table:table-cell>
          <table:table-cell office:value-type="float" office:value="29" calcext:value-type="float">
            <text:p>2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.656" calcext:value-type="float">
            <text:p>2.656</text:p>
          </table:table-cell>
          <table:table-cell office:value-type="float" office:value="0.2191" calcext:value-type="float">
            <text:p>0.2191</text:p>
          </table:table-cell>
          <table:table-cell office:value-type="float" office:value="-83.9" calcext:value-type="float">
            <text:p>-83.9</text:p>
          </table:table-cell>
        </table:table-row>
        <table:table-row table:style-name="ro1">
          <table:table-cell office:value-type="float" office:value="969400" calcext:value-type="float">
            <text:p>969400</text:p>
          </table:table-cell>
          <table:table-cell office:value-type="float" office:value="17" calcext:value-type="float">
            <text:p>17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2.652" calcext:value-type="float">
            <text:p>2.652</text:p>
          </table:table-cell>
          <table:table-cell office:value-type="float" office:value="0.1258" calcext:value-type="float">
            <text:p>0.1258</text:p>
          </table:table-cell>
          <table:table-cell office:value-type="float" office:value="-82.3" calcext:value-type="float">
            <text:p>-82.3</text:p>
          </table:table-cell>
        </table:table-row>
        <table:table-row table:style-name="ro1">
          <table:table-cell office:value-type="float" office:value="1589400" calcext:value-type="float">
            <text:p>1589400</text:p>
          </table:table-cell>
          <table:table-cell office:value-type="float" office:value="8" calcext:value-type="float">
            <text:p>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.654" calcext:value-type="float">
            <text:p>2.654</text:p>
          </table:table-cell>
          <table:table-cell office:value-type="float" office:value="0.0591" calcext:value-type="float">
            <text:p>0.0591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2229400" calcext:value-type="float">
            <text:p>2229400</text:p>
          </table:table-cell>
          <table:table-cell office:value-type="float" office:value="4" calcext:value-type="float">
            <text:p>4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2.648" calcext:value-type="float">
            <text:p>2.648</text:p>
          </table:table-cell>
          <table:table-cell office:value-type="float" office:value="0.0248" calcext:value-type="float">
            <text:p>0.0248</text:p>
          </table:table-cell>
          <table:table-cell office:value-type="float" office:value="-64" calcext:value-type="float">
            <text:p>-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 style:data-style-name="N2" text:time-value="18:46:32.031414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4:56:48.907860296</meta:creation-date>
    <dc:date>2018-11-22T18:50:11.860496705</dc:date>
    <meta:editing-duration>PT46M56S</meta:editing-duration>
    <meta:editing-cycles>8</meta:editing-cycles>
    <meta:generator>LibreOffice/6.1.3.2$Linux_X86_64 LibreOffice_project/10$Build-2</meta:generator>
    <meta:document-statistic meta:table-count="3" meta:cell-count="303" meta:object-count="0"/>
  </office:meta>
</office:document-meta>
</file>